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</table:table-cell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</table:table-cell>
          <table:table-cell ns41:value-type="string" table:style-name="ce31" office:value-type="string">
            <text:p>Onbewoonde woonhuizen.</text:p>
          </table:table-cell>
          <table:table-cell ns41:value-type="string" table:style-name="ce31" office:value-type="string">
            <text:p>Woonhuizen in aanbouw.</text:p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</table:table-cell>
          <table:covered-table-cell table:style-name="ce31"/>
          <table:table-cell ns41:value-type="string" table:style-name="ce37" office:value-type="string">
            <text:p>Mannen.</text:p>
          </table:table-cell>
          <table:table-cell ns41:value-type="string" table:style-name="ce37" office:value-type="string">
            <text:p>Vrouwen.</text:p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</table:table-cell>
          <table:table-cell ns41:value-type="string" table:style-name="ce39" office:value-type="string">
            <text:p>Vrouwen.</text:p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mbt-Almelo</text:p>
          </table:table-cell>
          <table:table-cell ns41:value-type="string" table:style-name="ce11" office:value-type="string">
            <text:p>Geen kom</text:p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275" office:value-type="float">
            <text:p>27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705" office:value-type="float">
            <text:p>705</text:p>
          </table:table-cell>
          <table:table-cell ns41:value-type="float" table:style-name="ce32" office:value="695" office:value-type="float">
            <text:p>695</text:p>
          </table:table-cell>
          <table:table-cell ns41:value-type="float" table:style-name="ce32" office:value="1400" office:value-type="float">
            <text:p>140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40" office:value="6" office:value-type="float">
            <text:p>6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8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OV</text:p>
          </table:table-cell>
          <table:table-cell ns41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5" office:value-type="float">
            <text:p>55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94" office:value-type="float">
            <text:p>1394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759" office:value-type="float">
            <text:p>275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st. "de Goede Herde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TL_20_Data" office:value="2063" office:value-type="float">
            <text:p>20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0" office:value-type="float">
            <text:p>137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589" office:value-type="float">
            <text:p>3589</text:p>
          </table:table-cell>
          <table:table-cell ns41:value-type="float" table:style-name="TL_20_Data" office:value="3705" office:value-type="float">
            <text:p>3705</text:p>
          </table:table-cell>
          <table:table-cell ns41:value-type="float" table:style-name="TL_20_Data" office:value="7294" office:value-type="float">
            <text:p>729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uis van Arre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897" office:value-type="float">
            <text:p>89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1372" office:value-type="float">
            <text:p>137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Anthony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Catharina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53" office:value-type="float">
            <text:p>75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t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1" office:value-type="float">
            <text:p>5181</text:p>
          </table:table-cell>
          <table:table-cell ns41:value-type="float" table:style-name="TL_20_Data" office:value="10017" office:value-type="float">
            <text:p>1001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2" office:value-type="float">
            <text:p>5182</text:p>
          </table:table-cell>
          <table:table-cell ns41:value-type="float" table:style-name="TL_20_Data" office:value="10018" office:value-type="float">
            <text:p>1001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217" office:value-type="float">
            <text:p>121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r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rooien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ogelz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alk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oloni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, Rijks Opvoedings-gesticht "Veldzi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lk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ned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49" office:value-type="float">
            <text:p>3449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50" office:value-type="float">
            <text:p>3450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7" office:value-type="float">
            <text:p>6517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7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th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uid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1195" office:value-type="float">
            <text:p>11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04" office:value-type="float">
            <text:p>14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einde, Lageweg en Rond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674" office:value-type="float">
            <text:p>674</text:p>
          </table:table-cell>
          <table:table-cell ns41:value-type="float" table:style-name="TL_20_Data" office:value="1344" office:value-type="float">
            <text:p>134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1401" office:value-type="float">
            <text:p>140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Het St. Johanne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6" office:value-type="float">
            <text:p>47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1137" office:value-type="float">
            <text:p>1137</text:p>
          </table:table-cell>
          <table:table-cell ns41:value-type="float" table:style-name="TL_20_Data" office:value="2281" office:value-type="float">
            <text:p>228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8" office:value-type="float">
            <text:p>1148</text:p>
          </table:table-cell>
          <table:table-cell ns41:value-type="float" table:style-name="TL_20_Data" office:value="1150" office:value-type="float">
            <text:p>1150</text:p>
          </table:table-cell>
          <table:table-cell ns41:value-type="float" table:style-name="TL_20_Data" office:value="2298" office:value-type="float">
            <text:p>229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2" office:value-type="float">
            <text:p>532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033" office:value-type="float">
            <text:p>103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rn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ert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51" table:style-name="TL_20_Data" table:number-columns-repeated="2" office:value-type="float">
            <text:p>151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Gymnasium "St. Alberti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looster der Paters Karmelie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armelietessen-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27" office:value-type="float">
            <text:p>1427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75" office:value-type="float">
            <text:p>2575</text:p>
          </table:table-cell>
          <table:table-cell ns41:value-type="float" table:style-name="TL_20_Data" office:value="2499" office:value-type="float">
            <text:p>2499</text:p>
          </table:table-cell>
          <table:table-cell ns41:value-type="float" table:style-name="TL_20_Data" office:value="5074" office:value-type="float">
            <text:p>507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. Herv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991" office:value-type="float">
            <text:p>99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en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647" office:value-type="float">
            <text:p>647</text:p>
          </table:table-cell>
          <table:table-cell ns41:value-type="float" table:style-name="TL_20_Data" office:value="1362" office:value-type="float">
            <text:p>136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m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ll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ech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nc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rn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dalf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767" office:value-type="float">
            <text:p>7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Keeten</text:p>
          </table:table-cell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28" office:value-type="float">
            <text:p>9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368" office:value-type="float">
            <text:p>2368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446" office:value-type="float">
            <text:p>444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9" office:value-type="float">
            <text:p>116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895" office:value-type="float">
            <text:p>2895</text:p>
          </table:table-cell>
          <table:table-cell ns41:value-type="float" table:style-name="TL_20_Data" office:value="2543" office:value-type="float">
            <text:p>2543</text:p>
          </table:table-cell>
          <table:table-cell ns41:value-type="float" table:style-name="TL_20_Data" office:value="5438" office:value-type="float">
            <text:p>5438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z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lden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eld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ent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ng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209" table:style-name="TL_20_Data" table:number-columns-repeated="2" office:value-type="float">
            <text:p>2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3" office:value-type="float">
            <text:p>5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79" office:value-type="float">
            <text:p>1479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2813" office:value-type="float">
            <text:p>2813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6" office:value-type="float">
            <text:p>1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1205" office:value-type="float">
            <text:p>120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81" office:value-type="float">
            <text:p>981</text:p>
          </table:table-cell>
          <table:table-cell ns41:value-type="float" table:style-name="TL_20_Data" office:value="1960" office:value-type="float">
            <text:p>196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-Deurninge, Klooster St. Nicolaas-Stif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-Deurning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ttr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reklen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llig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root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lein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 Oostma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u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5" office:value-type="float">
            <text:p>61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59" office:value-type="float">
            <text:p>1659</text:p>
          </table:table-cell>
          <table:table-cell ns41:value-type="float" table:style-name="TL_20_Data" office:value="1584" office:value-type="float">
            <text:p>1584</text:p>
          </table:table-cell>
          <table:table-cell ns41:value-type="float" table:style-name="TL_20_Data" office:value="3243" office:value-type="float">
            <text:p>32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1" office:value-type="float">
            <text:p>78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1920" office:value-type="float">
            <text:p>1920</text:p>
          </table:table-cell>
          <table:table-cell ns41:value-type="float" table:style-name="TL_20_Data" office:value="3919" office:value-type="float">
            <text:p>391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rankzinnigen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roote- en Voorster-Gast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98" office:value-type="float">
            <text:p>29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rger-Weeshuis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ude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. Jurriens-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cherf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annings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Weerds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. Josephs-gesticht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eizersplaat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Hospitaal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ilitaire bakkerij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ostschool "Rozendaal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ostschool "Hagenbeek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reau van Polit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1" office:value-type="float">
            <text:p>2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16" office:value-type="float">
            <text:p>48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1:value-type="float" table:style-name="TL_20_Data" office:value="11591" office:value-type="float">
            <text:p>11591</text:p>
          </table:table-cell>
          <table:table-cell ns41:value-type="float" table:style-name="TL_20_Data" office:value="12089" office:value-type="float">
            <text:p>12089</text:p>
          </table:table-cell>
          <table:table-cell ns41:value-type="float" table:style-name="TL_20_Data" office:value="23680" office:value-type="float">
            <text:p>2368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ce41" office:value="315" office:value-type="float">
            <text:p>3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74" office:value-type="float">
            <text:p>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57" office:value-type="float">
            <text:p>48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377" office:value-type="float">
            <text:p>12377</text:p>
          </table:table-cell>
          <table:table-cell ns41:value-type="float" table:style-name="TL_20_Data" office:value="12787" office:value-type="float">
            <text:p>12787</text:p>
          </table:table-cell>
          <table:table-cell ns41:value-type="float" table:style-name="TL_20_Data" office:value="25164" office:value-type="float">
            <text:p>25164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ce41" office:value="447" office:value-type="float">
            <text:p>4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t Krankzinnigengesticht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2" office:value-type="float">
            <text:p>15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19" office:value-type="float">
            <text:p>501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933" office:value-type="float">
            <text:p>12933</text:p>
          </table:table-cell>
          <table:table-cell ns41:value-type="float" table:style-name="TL_20_Data" office:value="13279" office:value-type="float">
            <text:p>13279</text:p>
          </table:table-cell>
          <table:table-cell ns41:value-type="float" table:style-name="TL_20_Data" office:value="26212" office:value-type="float">
            <text:p>2621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ed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ers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ip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Mark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1" office:value-type="float">
            <text:p>9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R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joene, Klooster Sion la Trapp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joen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Ave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Frie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Ri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5" office:value-type="float">
            <text:p>515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or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x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Colmscha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et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50" office:value-type="float">
            <text:p>35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kk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76" office:value-type="float">
            <text:p>776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33" office:value-type="float">
            <text:p>2133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022" office:value-type="float">
            <text:p>402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11" office:value-type="float">
            <text:p>81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11" office:value-type="float">
            <text:p>2211</text:p>
          </table:table-cell>
          <table:table-cell ns41:value-type="float" table:style-name="TL_20_Data" office:value="1962" office:value-type="float">
            <text:p>1962</text:p>
          </table:table-cell>
          <table:table-cell ns41:value-type="float" table:style-name="TL_20_Data" office:value="4173" office:value-type="float">
            <text:p>417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</text:p>
          </table:table-cell>
          <table:table-cell ns41:value-type="string" office:value-type="string">
            <text:p>R.K.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Klooster het Larinks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3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4</text:p>
          </table:table-cell>
          <table:table-cell ns41:value-type="string" office:value-type="string">
            <text:p>Oude M. en Vr. 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759" office:value-type="float">
            <text:p>7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6</text:p>
          </table:table-cell>
          <table:table-cell ns41:value-type="string" office:value-type="string">
            <text:p>Alg. Ziekenhuis van de Vereeniging "Ziekenzor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928" office:value-type="float">
            <text:p>9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2" office:value-type="float">
            <text:p>1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86" office:value-type="float">
            <text:p>98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914" office:value-type="float">
            <text:p>9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8" office:value-type="float">
            <text:p>1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72" office:value-type="float">
            <text:p>347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1:value-type="float" table:style-name="TL_20_Data" office:value="9425" office:value-type="float">
            <text:p>9425</text:p>
          </table:table-cell>
          <table:table-cell ns41:value-type="float" table:style-name="TL_20_Data" office:value="9471" office:value-type="float">
            <text:p>9471</text:p>
          </table:table-cell>
          <table:table-cell ns41:value-type="float" table:style-name="TL_20_Data" office:value="18896" office:value-type="float">
            <text:p>188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ce41" office:value="151" office:value-type="float">
            <text:p>1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5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table:style-name="TL_20_Data" table:number-columns-repeated="7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5" office:value-type="float">
            <text:p>29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15" office:value-type="float">
            <text:p>81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4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81" office:value-type="float">
            <text:p>9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818" office:value-type="float">
            <text:p>2818</text:p>
          </table:table-cell>
          <table:table-cell ns41:value-type="float" table:style-name="TL_20_Data" office:value="2623" office:value-type="float">
            <text:p>2623</text:p>
          </table:table-cell>
          <table:table-cell ns41:value-type="float" table:style-name="TL_20_Data" office:value="5441" office:value-type="float">
            <text:p>54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53" office:value-type="float">
            <text:p>4453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249" office:value-type="float">
            <text:p>12249</text:p>
          </table:table-cell>
          <table:table-cell ns41:value-type="float" table:style-name="TL_20_Data" office:value="12104" office:value-type="float">
            <text:p>12104</text:p>
          </table:table-cell>
          <table:table-cell ns41:value-type="float" table:style-name="TL_20_Data" office:value="24353" office:value-type="float">
            <text:p>24353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81" office:value-type="float">
            <text:p>18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-Arm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float" table:style-name="TL_20_Data" office:value="1189" office:value-type="float">
            <text:p>1189</text:p>
          </table:table-cell>
          <table:table-cell ns41:value-type="float" table:style-name="TL_20_Data" office:value="1155" office:value-type="float">
            <text:p>1155</text:p>
          </table:table-cell>
          <table:table-cell ns41:value-type="float" table:style-name="TL_20_Data" office:value="2344" office:value-type="float">
            <text:p>2344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ipper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09" office:value-type="float">
            <text:p>6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78" office:value-type="float">
            <text:p>1378</text:p>
          </table:table-cell>
          <table:table-cell ns41:value-type="float" table:style-name="TL_20_Data" office:value="2791" office:value-type="float">
            <text:p>279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oor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idden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Jo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6" office:value-type="float">
            <text:p>29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285" office:value-type="float">
            <text:p>12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6" office:value-type="float">
            <text:p>46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092" office:value-type="float">
            <text:p>1092</text:p>
          </table:table-cell>
          <table:table-cell ns41:value-type="float" table:style-name="TL_20_Data" office:value="919" office:value-type="float">
            <text:p>919</text:p>
          </table:table-cell>
          <table:table-cell ns41:value-type="float" table:style-name="TL_20_Data" office:value="2011" office:value-type="float">
            <text:p>201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4" office:value-type="float">
            <text:p>6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529" office:value-type="float">
            <text:p>1529</text:p>
          </table:table-cell>
          <table:table-cell ns41:value-type="float" table:style-name="TL_20_Data" office:value="1566" office:value-type="float">
            <text:p>1566</text:p>
          </table:table-cell>
          <table:table-cell ns41:value-type="float" table:style-name="TL_20_Data" office:value="3095" office:value-type="float">
            <text:p>3095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70" office:value-type="float">
            <text:p>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Gra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office:value="304" table:style-name="TL_20_Data" table:number-columns-repeated="2" office:value-type="float">
            <text:p>304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ltho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the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n 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2" table:style-name="TL_20_Data" table:number-columns-repeated="2" office:value-type="float">
            <text:p>72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oo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An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601" office:value-type="float">
            <text:p>601</text:p>
          </table:table-cell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8" office:value-type="float">
            <text:p>5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2948" office:value-type="float">
            <text:p>2948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4" office:value-type="float">
            <text:p>6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753" office:value-type="float">
            <text:p>1753</text:p>
          </table:table-cell>
          <table:table-cell ns41:value-type="float" table:style-name="TL_20_Data" office:value="1605" office:value-type="float">
            <text:p>1605</text:p>
          </table:table-cell>
          <table:table-cell ns41:value-type="float" table:style-name="TL_20_Data" office:value="3358" office:value-type="float">
            <text:p>3358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elijk deel van Honesch en La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mmelo, zuidel. deel van Boekelo en Hol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west. deel van Eppenzolder en noordel. deel van Boe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noordel. deel van Eppenzolder en westelijk deel van Hon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70" office:value-type="float">
            <text:p>670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76" office:value-type="float">
            <text:p>1876</text:p>
          </table:table-cell>
          <table:table-cell ns41:value-type="float" table:style-name="TL_20_Data" office:value="1727" office:value-type="float">
            <text:p>1727</text:p>
          </table:table-cell>
          <table:table-cell ns41:value-type="float" table:style-name="TL_20_Data" office:value="3603" office:value-type="float">
            <text:p>3603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74" office:value-type="float">
            <text:p>974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586" office:value-type="float">
            <text:p>2586</text:p>
          </table:table-cell>
          <table:table-cell ns41:value-type="float" table:style-name="TL_20_Data" office:value="2510" office:value-type="float">
            <text:p>2510</text:p>
          </table:table-cell>
          <table:table-cell ns41:value-type="float" table:style-name="TL_20_Data" office:value="5096" office:value-type="float">
            <text:p>509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73" office:value-type="float">
            <text:p>7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Ma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4" office:value-type="float">
            <text:p>22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Meer en Noordm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954" office:value-type="float">
            <text:p>954</text:p>
          </table:table-cell>
          <table:table-cell ns41:value-type="float" table:style-name="TL_20_Data" office:value="1951" office:value-type="float">
            <text:p>19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9" office:value-type="float">
            <text:p>76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1871" office:value-type="float">
            <text:p>1871</text:p>
          </table:table-cell>
          <table:table-cell ns41:value-type="float" table:style-name="TL_20_Data" office:value="3875" office:value-type="float">
            <text:p>3875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ce41" office:value="126" office:value-type="float">
            <text:p>1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77" office:value-type="float">
            <text:p>2277</text:p>
          </table:table-cell>
          <table:table-cell ns41:value-type="float" table:style-name="TL_20_Data" office:value="2176" office:value-type="float">
            <text:p>2176</text:p>
          </table:table-cell>
          <table:table-cell ns41:value-type="float" table:style-name="TL_20_Data" office:value="4453" office:value-type="float">
            <text:p>4453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ce41" office:value="134" office:value-type="float">
            <text:p>1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1" office:value-type="float">
            <text:p>1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iff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hee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96" table:style-name="TL_20_Data" table:number-columns-repeated="2" office:value-type="float">
            <text:p>96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ad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Vene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Collend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Collen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em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Rheez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Q</text:p>
          </table:table-cell>
          <table:table-cell ns41:value-type="string" office:value-type="string">
            <text:p>Lu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R</text:p>
          </table:table-cell>
          <table:table-cell ns41:value-type="string" office:value-type="string">
            <text:p>Slag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7" office:value-type="float">
            <text:p>30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539" office:value-type="float">
            <text:p>153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7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24" office:value-type="float">
            <text:p>16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342" office:value-type="float">
            <text:p>4342</text:p>
          </table:table-cell>
          <table:table-cell ns41:value-type="float" table:style-name="TL_20_Data" office:value="3963" office:value-type="float">
            <text:p>3963</text:p>
          </table:table-cell>
          <table:table-cell ns41:value-type="float" table:style-name="TL_20_Data" office:value="8305" office:value-type="float">
            <text:p>8305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ce41" office:value="183" office:value-type="float">
            <text:p>1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7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d. Herv.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68" office:value-type="float">
            <text:p>56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5" table:style-name="TL_20_Data" table:number-columns-repeated="2" office:value-type="float">
            <text:p>25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54" office:value-type="float">
            <text:p>454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930" office:value-type="float">
            <text:p>193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2" office:value-type="float">
            <text:p>472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88" office:value-type="float">
            <text:p>88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1260" office:value-type="float">
            <text:p>1260</text:p>
          </table:table-cell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2425" office:value-type="float">
            <text:p>2425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l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ui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Brin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oor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Noor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4" office:value-type="float">
            <text:p>3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25" office:value-type="float">
            <text:p>1125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2099" office:value-type="float">
            <text:p>209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14" office:value-type="float">
            <text:p>61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58" office:value-type="float">
            <text:p>1058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2082" office:value-type="float">
            <text:p>208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4" office:value-type="float">
            <text:p>46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07" office:value-type="float">
            <text:p>270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u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2" office:value-type="float">
            <text:p>99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558" office:value-type="float">
            <text:p>2558</text:p>
          </table:table-cell>
          <table:table-cell ns41:value-type="float" table:style-name="TL_20_Data" office:value="2243" office:value-type="float">
            <text:p>2243</text:p>
          </table:table-cell>
          <table:table-cell ns41:value-type="float" table:style-name="TL_20_Data" office:value="4801" office:value-type="float">
            <text:p>480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62" office:value-type="float">
            <text:p>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56" office:value-type="float">
            <text:p>145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916" office:value-type="float">
            <text:p>3916</text:p>
          </table:table-cell>
          <table:table-cell ns41:value-type="float" table:style-name="TL_20_Data" office:value="3592" office:value-type="float">
            <text:p>3592</text:p>
          </table:table-cell>
          <table:table-cell ns41:value-type="float" table:style-name="TL_20_Data" office:value="7508" office:value-type="float">
            <text:p>7508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ce41" office:value="84" office:value-type="float">
            <text:p>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. Anth.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231" office:value-type="float">
            <text:p>2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float" table:style-name="TL_20_Data" office:value="5811" office:value-type="float">
            <text:p>5811</text:p>
          </table:table-cell>
          <table:table-cell ns41:value-type="float" table:style-name="TL_20_Data" office:value="5767" office:value-type="float">
            <text:p>5767</text:p>
          </table:table-cell>
          <table:table-cell ns41:value-type="float" table:style-name="TL_20_Data" office:value="11578" office:value-type="float">
            <text:p>1157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eeten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38" office:value-type="float">
            <text:p>223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45" office:value-type="float">
            <text:p>5845</text:p>
          </table:table-cell>
          <table:table-cell ns41:value-type="float" table:style-name="TL_20_Data" office:value="5800" office:value-type="float">
            <text:p>5800</text:p>
          </table:table-cell>
          <table:table-cell ns41:value-type="float" table:style-name="TL_20_Data" office:value="11645" office:value-type="float">
            <text:p>116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3" office:value-type="float">
            <text:p>4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68" office:value-type="float">
            <text:p>1068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75" office:value-type="float">
            <text:p>207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engelo, Keeten</text:p>
          </table:table-cell>
          <table:table-cell table:style-name="ce23"/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W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table:style-name="TL_20_Data" table:number-columns-repeated="7"/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O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Bec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6" office:value-type="float">
            <text:p>6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622" office:value-type="float">
            <text:p>1622</text:p>
          </table:table-cell>
          <table:table-cell ns41:value-type="float" table:style-name="TL_20_Data" office:value="3321" office:value-type="float">
            <text:p>332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54" office:value-type="float">
            <text:p>285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546" office:value-type="float">
            <text:p>7546</text:p>
          </table:table-cell>
          <table:table-cell ns41:value-type="float" table:style-name="TL_20_Data" office:value="7422" office:value-type="float">
            <text:p>7422</text:p>
          </table:table-cell>
          <table:table-cell ns41:value-type="float" table:style-name="TL_20_Data" office:value="14968" office:value-type="float">
            <text:p>1496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eer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ijk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s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7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use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Lo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ork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2214" office:value-type="float">
            <text:p>221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6" office:value-type="float">
            <text:p>54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Instructie Bataljo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Caval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s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"toe Boecops Vergaderin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"Averencks Vergaderin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ethlehems 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beide Vereenigde Gast- en Proveniershuizen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1" office:value-type="float">
            <text:p>191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Brandsvergadering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root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Vordens en Budels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Hoofdcurs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ref. Diaconie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0" office:value-type="float">
            <text:p>2690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1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1:value-type="float" table:style-name="TL_20_Data" office:value="6778" office:value-type="float">
            <text:p>6778</text:p>
          </table:table-cell>
          <table:table-cell ns41:value-type="float" table:style-name="TL_20_Data" office:value="7428" office:value-type="float">
            <text:p>7428</text:p>
          </table:table-cell>
          <table:table-cell ns41:value-type="float" table:style-name="TL_20_Data" office:value="14206" office:value-type="float">
            <text:p>1420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99" office:value-type="float">
            <text:p>99</text:p>
          </table:table-cell>
          <table:table-cell ns41:value-type="float" table:style-name="ce41" office:value="75" office:value-type="float">
            <text:p>7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30" office:value-type="float">
            <text:p>2730</text:p>
          </table:table-cell>
          <table:table-cell ns41:value-type="float" table:style-name="TL_20_Data" office:value="107" office:value-type="float">
            <text:p>107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7866" office:value-type="float">
            <text:p>7866</text:p>
          </table:table-cell>
          <table:table-cell ns41:value-type="float" table:style-name="TL_20_Data" office:value="7868" office:value-type="float">
            <text:p>7868</text:p>
          </table:table-cell>
          <table:table-cell ns41:value-type="float" table:style-name="TL_20_Data" office:value="15734" office:value-type="float">
            <text:p>15734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ce41" office:value="303" office:value-type="float">
            <text:p>30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Spoor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IJss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Brunn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5" office:value-type="float">
            <text:p>58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64" office:value-type="float">
            <text:p>1364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Slap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Geldersch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Zwar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Buiten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Haat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Zuid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Voss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Katt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't Ra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Binnen Ei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Mandjes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Sch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3927" office:value-type="float">
            <text:p>392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01" office:value-type="float">
            <text:p>350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9890" office:value-type="float">
            <text:p>9890</text:p>
          </table:table-cell>
          <table:table-cell ns41:value-type="float" table:style-name="TL_20_Data" office:value="9774" office:value-type="float">
            <text:p>9774</text:p>
          </table:table-cell>
          <table:table-cell ns41:value-type="float" table:style-name="TL_20_Data" office:value="19664" office:value-type="float">
            <text:p>19664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ce41" office:value="333" office:value-type="float">
            <text:p>3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uid 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" office:value-type="float">
            <text:p>21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3" office:value-type="float">
            <text:p>22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1185" office:value-type="float">
            <text:p>11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74" office:value-type="float">
            <text:p>674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 ns41:value-type="string" office:value-type="string">
            <text:p>het St. Jozef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435" office:value-type="float">
            <text:p>1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63" office:value-type="float">
            <text:p>1063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5" office:value-type="float">
            <text:p>5715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51" office:value-type="float">
            <text:p>10951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ss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Ma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0" office:value-type="float">
            <text:p>54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571" office:value-type="float">
            <text:p>1571</text:p>
          </table:table-cell>
          <table:table-cell ns41:value-type="float" table:style-name="TL_20_Data" office:value="1510" office:value-type="float">
            <text:p>1510</text:p>
          </table:table-cell>
          <table:table-cell ns41:value-type="float" table:style-name="TL_20_Data" office:value="3081" office:value-type="float">
            <text:p>30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ut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eun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68" office:value-type="float">
            <text:p>116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140" office:value-type="float">
            <text:p>3140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67" office:value-type="float">
            <text:p>1367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819" office:value-type="float">
            <text:p>3819</text:p>
          </table:table-cell>
          <table:table-cell ns41:value-type="float" table:style-name="TL_20_Data" office:value="3585" office:value-type="float">
            <text:p>3585</text:p>
          </table:table-cell>
          <table:table-cell ns41:value-type="float" table:style-name="TL_20_Data" office:value="7404" office:value-type="float">
            <text:p>740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Markelo, Kaz.Kon.Marechaus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to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ri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erspel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97" office:value-type="float">
            <text:p>6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2062" office:value-type="float">
            <text:p>2062</text:p>
          </table:table-cell>
          <table:table-cell ns41:value-type="float" table:style-name="TL_20_Data" office:value="1760" office:value-type="float">
            <text:p>1760</text:p>
          </table:table-cell>
          <table:table-cell ns41:value-type="float" table:style-name="TL_20_Data" office:value="3822" office:value-type="float">
            <text:p>382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1928" office:value-type="float">
            <text:p>1928</text:p>
          </table:table-cell>
          <table:table-cell ns41:value-type="float" table:style-name="TL_20_Data" office:value="4184" office:value-type="float">
            <text:p>4184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ieuw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uiten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37" office:value-type="float">
            <text:p>10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8" office:value-type="float">
            <text:p>5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605" office:value-type="float">
            <text:p>26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225" office:value-type="float">
            <text:p>1225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Har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office:value="19" table:style-name="TL_20_Data" table:number-columns-repeated="2" office:value-type="float">
            <text:p>19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Paa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Jsselh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6" office:value-type="float">
            <text:p>2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644" office:value-type="float">
            <text:p>644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1" office:value-type="float">
            <text:p>59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596" office:value-type="float">
            <text:p>259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enedictinessen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oster der Zusters Franciscanes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93" office:value-type="float">
            <text:p>793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86" office:value-type="float">
            <text:p>1886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3890" office:value-type="float">
            <text:p>389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6" office:value-type="float">
            <text:p>79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97" office:value-type="float">
            <text:p>1897</text:p>
          </table:table-cell>
          <table:table-cell ns41:value-type="float" table:style-name="TL_20_Data" office:value="2136" office:value-type="float">
            <text:p>2136</text:p>
          </table:table-cell>
          <table:table-cell ns41:value-type="float" table:style-name="TL_20_Data" office:value="4033" office:value-type="float">
            <text:p>4033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67" office:value-type="float">
            <text:p>14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4" office:value-type="float">
            <text:p>109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502" office:value-type="float">
            <text:p>5502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ver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Midd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70" office:value-type="float">
            <text:p>5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ngf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z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63" office:value-type="float">
            <text:p>86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9" office:value-type="float">
            <text:p>66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1702" office:value-type="float">
            <text:p>1702</text:p>
          </table:table-cell>
          <table:table-cell ns41:value-type="float" table:style-name="TL_20_Data" office:value="3635" office:value-type="float">
            <text:p>363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488" office:value-type="float">
            <text:p>2488</text:p>
          </table:table-cell>
          <table:table-cell ns41:value-type="float" table:style-name="TL_20_Data" office:value="2280" office:value-type="float">
            <text:p>2280</text:p>
          </table:table-cell>
          <table:table-cell ns41:value-type="float" table:style-name="TL_20_Data" office:value="4768" office:value-type="float">
            <text:p>47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, Kaz. Kon. Marec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Vil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hm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Le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57" office:value-type="float">
            <text:p>55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tsch. Arc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uurtsch. Bes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urtsch. Eer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J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Buurtsch. Bee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Buurtsch. Ste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Buurtsch. Arri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Buurtsch. Var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Buurtsch. Varse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44" office:value-type="float">
            <text:p>7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33" office:value-type="float">
            <text:p>2033</text:p>
          </table:table-cell>
          <table:table-cell ns41:value-type="float" table:style-name="TL_20_Data" office:value="1748" office:value-type="float">
            <text:p>1748</text:p>
          </table:table-cell>
          <table:table-cell ns41:value-type="float" table:style-name="TL_20_Data" office:value="3781" office:value-type="float">
            <text:p>378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81" office:value-type="float">
            <text:p>2081</text:p>
          </table:table-cell>
          <table:table-cell ns41:value-type="float" table:style-name="TL_20_Data" office:value="1802" office:value-type="float">
            <text:p>1802</text:p>
          </table:table-cell>
          <table:table-cell ns41:value-type="float" table:style-name="TL_20_Data" office:value="3883" office:value-type="float">
            <text:p>3883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1132" office:value-type="float">
            <text:p>11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1586" office:value-type="float">
            <text:p>158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nze Lieve Vrouw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office:value="415" table:style-name="TL_20_Data" table:number-columns-repeated="2" office:value-type="float">
            <text:p>415</text:p>
          </table:table-cell>
          <table:table-cell ns41:value-type="float" table:style-name="TL_20_Data" office:value="830" office:value-type="float">
            <text:p>83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0" office:value-type="float">
            <text:p>29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400" office:value-type="float">
            <text:p>140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enraam, Kaza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8" office:value-type="float">
            <text:p>3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287" office:value-type="float">
            <text:p>128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228" office:value-type="float">
            <text:p>1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628" office:value-type="float">
            <text:p>628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oe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7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6" office:value-type="float">
            <text:p>23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1193" office:value-type="float">
            <text:p>11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a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26" office:value-type="float">
            <text:p>32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leegs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oe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3" office:value-type="float">
            <text:p>2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95" office:value-type="float">
            <text:p>89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460" office:value-type="float">
            <text:p>2460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4587" office:value-type="float">
            <text:p>458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23" office:value-type="float">
            <text:p>122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055" office:value-type="float">
            <text:p>3055</text:p>
          </table:table-cell>
          <table:table-cell ns41:value-type="float" table:style-name="TL_20_Data" office:value="2819" office:value-type="float">
            <text:p>2819</text:p>
          </table:table-cell>
          <table:table-cell ns41:value-type="float" table:style-name="TL_20_Data" office:value="5874" office:value-type="float">
            <text:p>587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it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5" office:value-type="float">
            <text:p>1045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1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2711" office:value-type="float">
            <text:p>2711</text:p>
          </table:table-cell>
          <table:table-cell ns41:value-type="float" table:style-name="TL_20_Data" office:value="5487" office:value-type="float">
            <text:p>5487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, 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ouveen: Munnik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uveen: Bisschop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uveen: Oost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aphorst: Middewoldi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aphorst: Achthoev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aphorst: Bergerslag, Het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taphorst, Bullin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Jhorst, Leijen-en Over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J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Hu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0" office:value-type="float">
            <text:p>23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" office:value-type="float">
            <text:p>1176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27" office:value-type="float">
            <text:p>2927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5660" office:value-type="float">
            <text:p>566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29" office:value-type="float">
            <text:p>9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75" office:value-type="float">
            <text:p>77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75" office:value-type="float">
            <text:p>10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588" office:value-type="float">
            <text:p>2588</text:p>
          </table:table-cell>
          <table:table-cell ns41:value-type="float" table:style-name="TL_20_Data" office:value="2609" office:value-type="float">
            <text:p>2609</text:p>
          </table:table-cell>
          <table:table-cell ns41:value-type="float" table:style-name="TL_20_Data" office:value="5197" office:value-type="float">
            <text:p>519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de 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3" office:value-type="float">
            <text:p>116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790" office:value-type="float">
            <text:p>2790</text:p>
          </table:table-cell>
          <table:table-cell ns41:value-type="float" table:style-name="TL_20_Data" office:value="2801" office:value-type="float">
            <text:p>2801</text:p>
          </table:table-cell>
          <table:table-cell ns41:value-type="float" table:style-name="TL_20_Data" office:value="5591" office:value-type="float">
            <text:p>559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u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h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uurtsc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538" office:value-type="float">
            <text:p>53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lderingen, R.K. Liefdegesticht "Voorzienighei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auw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h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onde Bl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P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olter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Achter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7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n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o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Uv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rri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wik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oeneste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en Br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4" table:style-name="TL_20_Data" table:number-columns-repeated="2" office:value-type="float">
            <text:p>1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Buurtsch. On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uurtsch. Kallenko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23" office:value-type="float">
            <text:p>4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Buurtsch. Ees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Ned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Buurtsch. 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, Maatsch. van Weldadigheid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05" office:value-type="float">
            <text:p>100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554" office:value-type="float">
            <text:p>2554</text:p>
          </table:table-cell>
          <table:table-cell ns41:value-type="float" table:style-name="TL_20_Data" office:value="2469" office:value-type="float">
            <text:p>2469</text:p>
          </table:table-cell>
          <table:table-cell ns41:value-type="float" table:style-name="TL_20_Data" office:value="5023" office:value-type="float">
            <text:p>5023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40" office:value-type="float">
            <text:p>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0" office:value-type="float">
            <text:p>1190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011" office:value-type="float">
            <text:p>3011</text:p>
          </table:table-cell>
          <table:table-cell ns41:value-type="float" table:style-name="TL_20_Data" office:value="2871" office:value-type="float">
            <text:p>2871</text:p>
          </table:table-cell>
          <table:table-cell ns41:value-type="float" table:style-name="TL_20_Data" office:value="5882" office:value-type="float">
            <text:p>5882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Fl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Al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54" office:value-type="float">
            <text:p>105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Gee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2" office:value-type="float">
            <text:p>27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Lan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e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Man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V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Reu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Ma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22" office:value-type="float">
            <text:p>1122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2780" office:value-type="float">
            <text:p>2780</text:p>
          </table:table-cell>
          <table:table-cell ns41:value-type="float" table:style-name="TL_20_Data" office:value="5850" office:value-type="float">
            <text:p>5850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76" office:value-type="float">
            <text:p>7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1" office:value-type="float">
            <text:p>121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271" office:value-type="float">
            <text:p>3271</text:p>
          </table:table-cell>
          <table:table-cell ns41:value-type="float" table:style-name="TL_20_Data" office:value="2982" office:value-type="float">
            <text:p>2982</text:p>
          </table:table-cell>
          <table:table-cell ns41:value-type="float" table:style-name="TL_20_Data" office:value="6253" office:value-type="float">
            <text:p>625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77" office:value-type="float">
            <text:p>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885" office:value-type="float">
            <text:p>8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907" office:value-type="float">
            <text:p>9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4" office:value-type="float">
            <text:p>44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153" office:value-type="float">
            <text:p>1153</text:p>
          </table:table-cell>
          <table:table-cell ns41:value-type="float" table:style-name="TL_20_Data" office:value="1069" office:value-type="float">
            <text:p>1069</text:p>
          </table:table-cell>
          <table:table-cell ns41:value-type="float" table:style-name="TL_20_Data" office:value="2222" office:value-type="float">
            <text:p>22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02" office:value-type="float">
            <text:p>902</text:p>
          </table:table-cell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1728" office:value-type="float">
            <text:p>17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1" office:value-type="float">
            <text:p>1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2" office:value-type="float">
            <text:p>2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5" office:value-type="float">
            <text:p>5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03" office:value-type="float">
            <text:p>8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188" office:value-type="float">
            <text:p>3188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Bruin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de Pol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de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62" office:value-type="float">
            <text:p>10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8" office:value-type="float">
            <text:p>858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012" office:value-type="float">
            <text:p>2012</text:p>
          </table:table-cell>
          <table:table-cell ns41:value-type="float" table:style-name="TL_20_Data" office:value="4252" office:value-type="float">
            <text:p>425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6" office:value-type="float">
            <text:p>31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Weer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Nij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Lem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Gammel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u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eur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Ro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V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73" office:value-type="float">
            <text:p>77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Keeten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7" office:value-type="float">
            <text:p>887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4481" office:value-type="float">
            <text:p>448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590" office:value-type="float">
            <text:p>159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</text:p>
          </table:table-cell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322" office:value-type="float">
            <text:p>132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ooge Hez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No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IJ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Ent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851" office:value-type="float">
            <text:p>8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02" office:value-type="float">
            <text:p>90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607" office:value-type="float">
            <text:p>2607</text:p>
          </table:table-cell>
          <table:table-cell ns41:value-type="float" table:style-name="TL_20_Data" office:value="2329" office:value-type="float">
            <text:p>2329</text:p>
          </table:table-cell>
          <table:table-cell ns41:value-type="float" table:style-name="TL_20_Data" office:value="4936" office:value-type="float">
            <text:p>4936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113" office:value-type="float">
            <text:p>1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38" office:value-type="float">
            <text:p>123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26" office:value-type="float">
            <text:p>3426</text:p>
          </table:table-cell>
          <table:table-cell ns41:value-type="float" table:style-name="TL_20_Data" office:value="3100" office:value-type="float">
            <text:p>3100</text:p>
          </table:table-cell>
          <table:table-cell ns41:value-type="float" table:style-name="TL_20_Data" office:value="6526" office:value-type="float">
            <text:p>652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146" office:value-type="float">
            <text:p>1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n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ch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rx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nvo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67" table:style-name="TL_20_Data" table:number-columns-repeated="2" office:value-type="float">
            <text:p>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0" office:value-type="float">
            <text:p>55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397" office:value-type="float">
            <text:p>1397</text:p>
          </table:table-cell>
          <table:table-cell ns41:value-type="float" table:style-name="TL_20_Data" office:value="1270" office:value-type="float">
            <text:p>1270</text:p>
          </table:table-cell>
          <table:table-cell ns41:value-type="float" table:style-name="TL_20_Data" office:value="2667" office:value-type="float">
            <text:p>26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TL_20_Data" office:value="1984" office:value-type="float">
            <text:p>1984</text:p>
          </table:table-cell>
          <table:table-cell ns41:value-type="float" table:style-name="TL_20_Data" office:value="4125" office:value-type="float">
            <text:p>412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86" office:value-type="float">
            <text:p>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Ui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Nieuw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IJssel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Nieuw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9" office:value-type="float">
            <text:p>309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Za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Trek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Pl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wijnsleger, Ke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wolsch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isschops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Kamper 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772" office:value-type="float">
            <text:p>772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2311" office:value-type="float">
            <text:p>23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Veeca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.H. Diaconie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2" office:value-type="float">
            <text:p>85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2" office:value-type="float">
            <text:p>232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923" office:value-type="float">
            <text:p>92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42" office:value-type="float">
            <text:p>142</text:p>
          </table:table-cell>
          <table:table-cell ns41:value-type="float" table:style-name="ce41" office:value="118" office:value-type="float">
            <text:p>1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2430" office:value-type="float">
            <text:p>243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ce41" office:value="153" office:value-type="float">
            <text:p>1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336" office:value-type="float">
            <text:p>13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6" office:value-type="float">
            <text:p>73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1862" office:value-type="float">
            <text:p>1862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ce41" office:value="157" office:value-type="float">
            <text:p>1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v d. H. Carolus Borrome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t Frater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253" office:value-type="float">
            <text:p>125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Broerens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6" office:value-type="float">
            <text:p>1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7" office:value-type="float">
            <text:p>2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440" office:value-type="float">
            <text:p>144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innen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es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7" office:value-type="float">
            <text:p>13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Heerin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uth. Diaconessen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061" office:value-type="float">
            <text:p>106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Emanuel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Velsteren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lpstrafgev. en Huis van Arr. e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m. Passant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8" office:value-type="float">
            <text:p>27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Buiten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7" table:style-name="TL_20_Data" table:number-columns-repeated="2" office:value-type="float">
            <text:p>37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1514" office:value-type="float">
            <text:p>1514</text:p>
          </table:table-cell>
          <table:table-cell ns41:value-type="float" table:style-name="TL_20_Data" office:value="3073" office:value-type="float">
            <text:p>307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nstituut Loma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9" office:value-type="float">
            <text:p>6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445" office:value-type="float">
            <text:p>1445</text:p>
          </table:table-cell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3034" office:value-type="float">
            <text:p>303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est. v d. H. Vincentius a Paul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em. Sophia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13" office:value-type="float">
            <text:p>121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2893" office:value-type="float">
            <text:p>2893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787" office:value-type="float">
            <text:p>578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Het Haersol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1" office:value-type="float">
            <text:p>10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643" office:value-type="float">
            <text:p>2643</text:p>
          </table:table-cell>
          <table:table-cell ns41:value-type="float" table:style-name="TL_20_Data" office:value="5351" office:value-type="float">
            <text:p>535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76" office:value-type="float">
            <text:p>547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1:value-type="float" table:style-name="TL_20_Data" office:value="13391" office:value-type="float">
            <text:p>13391</text:p>
          </table:table-cell>
          <table:table-cell ns41:value-type="float" table:style-name="TL_20_Data" office:value="14389" office:value-type="float">
            <text:p>14389</text:p>
          </table:table-cell>
          <table:table-cell ns41:value-type="float" table:style-name="TL_20_Data" office:value="27780" office:value-type="float">
            <text:p>27780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ce41" office:value="390" office:value-type="float">
            <text:p>3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1410" office:value-type="float">
            <text:p>14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35" office:value-type="float">
            <text:p>235</text:p>
          </table:table-cell>
          <table:table-cell ns41:value-type="float" table:style-name="ce41" office:value="210" office:value-type="float">
            <text:p>2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45" office:value-type="float">
            <text:p>4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42" office:value-type="float">
            <text:p>1442</text:p>
          </table:table-cell>
          <table:table-cell ns41:value-type="float" table:style-name="TL_20_Data" office:value="1335" office:value-type="float">
            <text:p>1335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ce41" office:value="242" office:value-type="float">
            <text:p>2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21" office:value-type="float">
            <text:p>5921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835" office:value-type="float">
            <text:p>14835</text:p>
          </table:table-cell>
          <table:table-cell ns41:value-type="float" table:style-name="TL_20_Data" office:value="15725" office:value-type="float">
            <text:p>15725</text:p>
          </table:table-cell>
          <table:table-cell ns41:value-type="float" table:style-name="TL_20_Data" office:value="30560" office:value-type="float">
            <text:p>30560</text:p>
          </table:table-cell>
          <table:table-cell ns41:value-type="float" table:style-name="TL_20_Data" office:value="749" office:value-type="float">
            <text:p>749</text:p>
          </table:table-cell>
          <table:table-cell ns41:value-type="float" table:style-name="ce41" office:value="632" office:value-type="float">
            <text:p>6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Celle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oebollige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sel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une Overwate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s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's Heer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estenho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ch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3" table:style-name="TL_20_Data" table:number-columns-repeated="2" office:value-type="float">
            <text:p>73</text:p>
          </table:table-cell>
          <table:table-cell ns41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lden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ndes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o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a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alu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j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erf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ink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nge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58" office:value-type="float">
            <text:p>25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euk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0" office:value-type="float">
            <text:p>1150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045" office:value-type="float">
            <text:p>3045</text:p>
          </table:table-cell>
          <table:table-cell ns41:value-type="float" table:style-name="TL_20_Data" office:value="2729" office:value-type="float">
            <text:p>2729</text:p>
          </table:table-cell>
          <table:table-cell ns41:value-type="float" table:style-name="TL_20_Data" office:value="5774" office:value-type="float">
            <text:p>577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70" office:value-type="float">
            <text:p>5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54" office:value-type="float">
            <text:p>1154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297" office:value-type="float">
            <text:p>229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1342" office:value-type="float">
            <text:p>134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0" office:value-type="float">
            <text:p>96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152" office:value-type="float">
            <text:p>2152</text:p>
          </table:table-cell>
          <table:table-cell ns41:value-type="float" table:style-name="TL_20_Data" office:value="2121" office:value-type="float">
            <text:p>2121</text:p>
          </table:table-cell>
          <table:table-cell ns41:value-type="float" table:style-name="TL_20_Data" office:value="4273" office:value-type="float">
            <text:p>427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95" office:value-type="float">
            <text:p>18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4210" office:value-type="float">
            <text:p>4210</text:p>
          </table:table-cell>
          <table:table-cell ns41:value-type="float" table:style-name="TL_20_Data" office:value="4205" office:value-type="float">
            <text:p>4205</text:p>
          </table:table-cell>
          <table:table-cell ns41:value-type="float" table:style-name="TL_20_Data" office:value="8415" office:value-type="float">
            <text:p>84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16" office:value-type="float">
            <text:p>111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68" office:value-type="float">
            <text:p>2868</text:p>
          </table:table-cell>
          <table:table-cell ns41:value-type="float" table:style-name="TL_20_Data" office:value="2678" office:value-type="float">
            <text:p>2678</text:p>
          </table:table-cell>
          <table:table-cell ns41:value-type="float" table:style-name="TL_20_Data" office:value="5546" office:value-type="float">
            <text:p>554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11" office:value-type="float">
            <text:p>301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7080" office:value-type="float">
            <text:p>7080</text:p>
          </table:table-cell>
          <table:table-cell ns41:value-type="float" table:style-name="TL_20_Data" office:value="6883" office:value-type="float">
            <text:p>6883</text:p>
          </table:table-cell>
          <table:table-cell ns41:value-type="float" table:style-name="TL_20_Data" office:value="13963" office:value-type="float">
            <text:p>1396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ce41" office:value="223" office:value-type="float">
            <text:p>2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90" office:value-type="float">
            <text:p>4890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758" office:value-type="float">
            <text:p>10758</text:p>
          </table:table-cell>
          <table:table-cell ns41:value-type="float" table:style-name="TL_20_Data" office:value="10561" office:value-type="float">
            <text:p>10561</text:p>
          </table:table-cell>
          <table:table-cell ns41:value-type="float" table:style-name="TL_20_Data" office:value="21319" office:value-type="float">
            <text:p>21319</text:p>
          </table:table-cell>
          <table:table-cell ns41:value-type="float" table:style-name="TL_20_Data" office:value="618" office:value-type="float">
            <text:p>618</text:p>
          </table:table-cell>
          <table:table-cell ns41:value-type="float" table:style-name="ce41" office:value="452" office:value-type="float">
            <text:p>4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3" office:value-type="float">
            <text:p>787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141" office:value-type="float">
            <text:p>22141</text:p>
          </table:table-cell>
          <table:table-cell ns41:value-type="float" table:style-name="TL_20_Data" office:value="19814" office:value-type="float">
            <text:p>19814</text:p>
          </table:table-cell>
          <table:table-cell ns41:value-type="float" table:style-name="TL_20_Data" office:value="41955" office:value-type="float">
            <text:p>41955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ce41" office:value="720" office:value-type="float">
            <text:p>7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08" office:value-type="float">
            <text:p>190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090" office:value-type="float">
            <text:p>5090</text:p>
          </table:table-cell>
          <table:table-cell ns41:value-type="float" table:style-name="TL_20_Data" office:value="4809" office:value-type="float">
            <text:p>4809</text:p>
          </table:table-cell>
          <table:table-cell ns41:value-type="float" table:style-name="TL_20_Data" office:value="9899" office:value-type="float">
            <text:p>9899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65" office:value-type="float">
            <text:p>1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71" office:value-type="float">
            <text:p>14671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996" office:value-type="float">
            <text:p>37996</text:p>
          </table:table-cell>
          <table:table-cell ns41:value-type="float" table:style-name="TL_20_Data" office:value="35195" office:value-type="float">
            <text:p>35195</text:p>
          </table:table-cell>
          <table:table-cell ns41:value-type="float" table:style-name="TL_20_Data" office:value="73191" office:value-type="float">
            <text:p>73191</text:p>
          </table:table-cell>
          <table:table-cell ns41:value-type="float" table:style-name="TL_20_Data" office:value="1617" office:value-type="float">
            <text:p>1617</text:p>
          </table:table-cell>
          <table:table-cell ns41:value-type="float" table:style-name="ce41" office:value="1337" office:value-type="float">
            <text:p>13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84" office:value-type="float">
            <text:p>538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072" office:value-type="float">
            <text:p>13072</text:p>
          </table:table-cell>
          <table:table-cell ns41:value-type="float" table:style-name="TL_20_Data" office:value="13320" office:value-type="float">
            <text:p>13320</text:p>
          </table:table-cell>
          <table:table-cell ns41:value-type="float" table:style-name="TL_20_Data" office:value="26392" office:value-type="float">
            <text:p>2639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306" office:value-type="float">
            <text:p>3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50" office:value-type="float">
            <text:p>8750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3651" office:value-type="float">
            <text:p>23651</text:p>
          </table:table-cell>
          <table:table-cell ns41:value-type="float" table:style-name="TL_20_Data" office:value="21581" office:value-type="float">
            <text:p>21581</text:p>
          </table:table-cell>
          <table:table-cell ns41:value-type="float" table:style-name="TL_20_Data" office:value="45232" office:value-type="float">
            <text:p>4523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ce41" office:value="540" office:value-type="float">
            <text:p>5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72" office:value-type="float">
            <text:p>6472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352" office:value-type="float">
            <text:p>17352</text:p>
          </table:table-cell>
          <table:table-cell ns41:value-type="float" table:style-name="TL_20_Data" office:value="16197" office:value-type="float">
            <text:p>16197</text:p>
          </table:table-cell>
          <table:table-cell ns41:value-type="float" table:style-name="TL_20_Data" office:value="33549" office:value-type="float">
            <text:p>3354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ce41" office:value="385" office:value-type="float">
            <text:p>38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606" office:value-type="float">
            <text:p>20606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94" office:value-type="float">
            <text:p>12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4081" office:value-type="float">
            <text:p>54081</text:p>
          </table:table-cell>
          <table:table-cell ns41:value-type="float" table:style-name="TL_20_Data" office:value="51104" office:value-type="float">
            <text:p>51104</text:p>
          </table:table-cell>
          <table:table-cell ns41:value-type="float" table:style-name="TL_20_Data" office:value="105185" office:value-type="float">
            <text:p>105185</text:p>
          </table:table-cell>
          <table:table-cell ns41:value-type="float" table:style-name="TL_20_Data" office:value="1557" office:value-type="float">
            <text:p>1557</text:p>
          </table:table-cell>
          <table:table-cell ns41:value-type="float" table:style-name="ce41" office:value="1231" office:value-type="float">
            <text:p>12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44" office:value-type="float">
            <text:p>714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547" office:value-type="float">
            <text:p>18547</text:p>
          </table:table-cell>
          <table:table-cell ns41:value-type="float" table:style-name="TL_20_Data" office:value="18849" office:value-type="float">
            <text:p>18849</text:p>
          </table:table-cell>
          <table:table-cell ns41:value-type="float" table:style-name="TL_20_Data" office:value="37396" office:value-type="float">
            <text:p>37396</text:p>
          </table:table-cell>
          <table:table-cell ns41:value-type="float" table:style-name="TL_20_Data" office:value="595" office:value-type="float">
            <text:p>595</text:p>
          </table:table-cell>
          <table:table-cell ns41:value-type="float" table:style-name="ce41" office:value="477" office:value-type="float">
            <text:p>4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7" office:value-type="float">
            <text:p>138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1:value-type="float" table:style-name="TL_20_Data" office:value="3721" office:value-type="float">
            <text:p>3721</text:p>
          </table:table-cell>
          <table:table-cell ns41:value-type="float" table:style-name="TL_20_Data" office:value="3527" office:value-type="float">
            <text:p>3527</text:p>
          </table:table-cell>
          <table:table-cell ns41:value-type="float" table:style-name="TL_20_Data" office:value="7248" office:value-type="float">
            <text:p>7248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91" office:value-type="float">
            <text:p>1049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987" office:value-type="float">
            <text:p>27987</text:p>
          </table:table-cell>
          <table:table-cell ns41:value-type="float" table:style-name="TL_20_Data" office:value="27614" office:value-type="float">
            <text:p>27614</text:p>
          </table:table-cell>
          <table:table-cell ns41:value-type="float" table:style-name="TL_20_Data" office:value="55601" office:value-type="float">
            <text:p>5560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ce41" office:value="622" office:value-type="float">
            <text:p>6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05" office:value-type="float">
            <text:p>13805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5193" office:value-type="float">
            <text:p>35193</text:p>
          </table:table-cell>
          <table:table-cell ns41:value-type="float" table:style-name="TL_20_Data" office:value="36647" office:value-type="float">
            <text:p>36647</text:p>
          </table:table-cell>
          <table:table-cell ns41:value-type="float" table:style-name="TL_20_Data" office:value="71840" office:value-type="float">
            <text:p>71840</text:p>
          </table:table-cell>
          <table:table-cell ns41:value-type="float" table:style-name="TL_20_Data" office:value="1348" office:value-type="float">
            <text:p>1348</text:p>
          </table:table-cell>
          <table:table-cell ns41:value-type="float" table:style-name="ce41" office:value="988" office:value-type="float">
            <text:p>9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88" office:value-type="float">
            <text:p>158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808" office:value-type="float">
            <text:p>4808</text:p>
          </table:table-cell>
          <table:table-cell ns41:value-type="float" table:style-name="TL_20_Data" office:value="4450" office:value-type="float">
            <text:p>4450</text:p>
          </table:table-cell>
          <table:table-cell ns41:value-type="float" table:style-name="TL_20_Data" office:value="9258" office:value-type="float">
            <text:p>925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393" office:value-type="float">
            <text:p>15393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05" office:value-type="float">
            <text:p>1305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0017" office:value-type="float">
            <text:p>40017</text:p>
          </table:table-cell>
          <table:table-cell ns41:value-type="float" table:style-name="TL_20_Data" office:value="41108" office:value-type="float">
            <text:p>41108</text:p>
          </table:table-cell>
          <table:table-cell ns41:value-type="float" table:style-name="TL_20_Data" office:value="81125" office:value-type="float">
            <text:p>81125</text:p>
          </table:table-cell>
          <table:table-cell ns41:value-type="float" table:style-name="TL_20_Data" office:value="1640" office:value-type="float">
            <text:p>1640</text:p>
          </table:table-cell>
          <table:table-cell ns41:value-type="float" table:style-name="ce41" office:value="1262" office:value-type="float">
            <text:p>1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688" office:value-type="float">
            <text:p>33688</text:p>
          </table:table-cell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51" office:value-type="float">
            <text:p>335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2934" office:value-type="float">
            <text:p>82934</text:p>
          </table:table-cell>
          <table:table-cell ns41:value-type="float" table:style-name="TL_20_Data" office:value="84725" office:value-type="float">
            <text:p>84725</text:p>
          </table:table-cell>
          <table:table-cell ns41:value-type="float" table:style-name="TL_20_Data" office:value="167659" office:value-type="float">
            <text:p>167659</text:p>
          </table:table-cell>
          <table:table-cell ns41:value-type="float" table:style-name="TL_20_Data" office:value="3213" office:value-type="float">
            <text:p>3213</text:p>
          </table:table-cell>
          <table:table-cell ns41:value-type="float" table:style-name="ce41" office:value="2383" office:value-type="float">
            <text:p>23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983" office:value-type="float">
            <text:p>20983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18" office:value-type="float">
            <text:p>111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57874" office:value-type="float">
            <text:p>57874</text:p>
          </table:table-cell>
          <table:table-cell ns41:value-type="float" table:style-name="TL_20_Data" office:value="52707" office:value-type="float">
            <text:p>52707</text:p>
          </table:table-cell>
          <table:table-cell ns41:value-type="float" table:style-name="TL_20_Data" office:value="110581" office:value-type="float">
            <text:p>110581</text:p>
          </table:table-cell>
          <table:table-cell ns41:value-type="float" table:style-name="TL_20_Data" office:value="1870" office:value-type="float">
            <text:p>1870</text:p>
          </table:table-cell>
          <table:table-cell ns41:value-type="float" table:style-name="ce41" office:value="1686" office:value-type="float">
            <text:p>16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61" office:value-type="float">
            <text:p>1046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468" office:value-type="float">
            <text:p>28468</text:p>
          </table:table-cell>
          <table:table-cell ns41:value-type="float" table:style-name="TL_20_Data" office:value="26563" office:value-type="float">
            <text:p>26563</text:p>
          </table:table-cell>
          <table:table-cell ns41:value-type="float" table:style-name="TL_20_Data" office:value="55031" office:value-type="float">
            <text:p>55031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ce41" office:value="652" office:value-type="float">
            <text:p>6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</table:table-cell>
          <table:table-cell ns41:value-type="float" table:style-name="ce33" office:value="2052" office:value-type="float">
            <text:p>2052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33" office:value="900" office:value-type="float">
            <text:p>900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5146" office:value-type="float">
            <text:p>5146</text:p>
          </table:table-cell>
          <table:table-cell ns41:value-type="float" table:style-name="ce33" office:value="430" office:value-type="float">
            <text:p>430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169313" office:value-type="float">
            <text:p>169313</text:p>
          </table:table-cell>
          <table:table-cell ns41:value-type="float" table:style-name="ce33" office:value="164025" office:value-type="float">
            <text:p>164025</text:p>
          </table:table-cell>
          <table:table-cell ns41:value-type="float" table:style-name="ce33" office:value="333338" office:value-type="float">
            <text:p>333338</text:p>
          </table:table-cell>
          <table:table-cell ns41:value-type="float" table:style-name="ce33" office:value="5893" office:value-type="float">
            <text:p>5893</text:p>
          </table:table-cell>
          <table:table-cell ns41:value-type="float" table:style-name="ce42" office:value="4721" office:value-type="float">
            <text:p>47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8_D1</text:p>
          </table:table-cell>
          <table:table-cell ns41:value-type="float" table:style-name="ce51" office:value="37" office:value-type="float">
            <text:p>37</text:p>
          </table:table-cell>
          <table:table-cell ns41:value-type="string" table:style-name="ce51" office:value-type="string">
            <text:p>OV</text:p>
          </table:table-cell>
          <table:table-cell ns41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